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list-style-name="L6"/>
    <style:style style:name="P2" style:family="paragraph" style:parent-style-name="Preformatted_20_Text" style:list-style-name="L7"/>
    <style:style style:name="P3" style:family="paragraph" style:parent-style-name="Preformatted_20_Text" style:list-style-name="L6">
      <style:paragraph-properties fo:margin-top="0cm" fo:margin-bottom="0.499cm"/>
    </style:style>
    <style:style style:name="P4" style:family="paragraph" style:parent-style-name="Preformatted_20_Text" style:list-style-name="L7">
      <style:paragraph-properties fo:margin-top="0cm" fo:margin-bottom="0.499cm"/>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text-properties fo:font-weight="bold" style:font-weight-asian="bold" style:font-weight-complex="bold"/>
    </style:style>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1">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3">
      <style:paragraph-properties fo:margin-top="0cm" fo:margin-bottom="0cm"/>
    </style:style>
    <style:style style:name="P36" style:family="paragraph" style:parent-style-name="Text_20_body" style:list-style-name="L4">
      <style:paragraph-properties fo:margin-top="0cm" fo:margin-bottom="0cm"/>
    </style:style>
    <style:style style:name="P37" style:family="paragraph" style:parent-style-name="Text_20_body" style:list-style-name="L5">
      <style:paragraph-properties fo:margin-top="0cm" fo:margin-bottom="0cm"/>
    </style:style>
    <style:style style:name="P38" style:family="paragraph" style:parent-style-name="Text_20_body" style:list-style-name="L6">
      <style:paragraph-properties fo:margin-top="0cm" fo:margin-bottom="0cm"/>
    </style:style>
    <style:style style:name="P39" style:family="paragraph" style:parent-style-name="Text_20_body" style:list-style-name="L8">
      <style:paragraph-properties fo:margin-top="0cm" fo:margin-bottom="0cm"/>
    </style:style>
    <style:style style:name="P40" style:family="paragraph" style:parent-style-name="Text_20_body" style:list-style-name="L9">
      <style:paragraph-properties fo:margin-top="0cm" fo:margin-bottom="0cm"/>
    </style:style>
    <style:style style:name="P41" style:family="paragraph" style:parent-style-name="Text_20_body" style:list-style-name="L10">
      <style:paragraph-properties fo:margin-top="0cm" fo:margin-bottom="0cm"/>
    </style:style>
    <style:style style:name="P42" style:family="paragraph" style:parent-style-name="Text_20_body" style:list-style-name="L11">
      <style:paragraph-properties fo:margin-top="0cm" fo:margin-bottom="0cm"/>
    </style:style>
    <style:style style:name="P43" style:family="paragraph" style:parent-style-name="Text_20_body" style:list-style-name="L12">
      <style:paragraph-properties fo:margin-top="0cm" fo:margin-bottom="0cm"/>
    </style:style>
    <style:style style:name="P44" style:family="paragraph" style:parent-style-name="Text_20_body" style:list-style-name="L13">
      <style:paragraph-properties fo:margin-top="0cm" fo:margin-bottom="0cm"/>
    </style:style>
    <style:style style:name="P45" style:family="paragraph" style:parent-style-name="Text_20_body" style:list-style-name="L14">
      <style:paragraph-properties fo:margin-top="0cm" fo:margin-bottom="0cm"/>
    </style:style>
    <style:style style:name="P46" style:family="paragraph" style:parent-style-name="Text_20_body" style:list-style-name="L15">
      <style:paragraph-properties fo:margin-top="0cm" fo:margin-bottom="0cm"/>
    </style:style>
    <style:style style:name="P47" style:family="paragraph" style:parent-style-name="Text_20_body" style:list-style-name="L16">
      <style:paragraph-properties fo:margin-top="0cm" fo:margin-bottom="0cm"/>
    </style:style>
    <style:style style:name="P48" style:family="paragraph" style:parent-style-name="Text_20_body" style:list-style-name="L17">
      <style:paragraph-properties fo:margin-top="0cm" fo:margin-bottom="0cm"/>
    </style:style>
    <style:style style:name="P49" style:family="paragraph" style:parent-style-name="Text_20_body" style:list-style-name="L18">
      <style:paragraph-properties fo:margin-top="0cm" fo:margin-bottom="0cm"/>
    </style:style>
    <style:style style:name="P50" style:family="paragraph" style:parent-style-name="Text_20_body" style:list-style-name="L19">
      <style:paragraph-properties fo:margin-top="0cm" fo:margin-bottom="0cm"/>
    </style:style>
    <style:style style:name="P51" style:family="paragraph" style:parent-style-name="Text_20_body" style:list-style-name="L20">
      <style:paragraph-properties fo:margin-top="0cm" fo:margin-bottom="0cm"/>
    </style:style>
    <style:style style:name="P52" style:family="paragraph" style:parent-style-name="Text_20_body" style:list-style-name="L21">
      <style:paragraph-properties fo:margin-top="0cm" fo:margin-bottom="0cm"/>
    </style:style>
    <style:style style:name="P53" style:family="paragraph" style:parent-style-name="Text_20_body" style:list-style-name="L22">
      <style:paragraph-properties fo:margin-top="0cm" fo:margin-bottom="0cm"/>
    </style:style>
    <style:style style:name="P54" style:family="paragraph" style:parent-style-name="Text_20_body" style:list-style-name="L23">
      <style:paragraph-properties fo:margin-top="0cm" fo:margin-bottom="0cm"/>
    </style:style>
    <style:style style:name="P55" style:family="paragraph" style:parent-style-name="Text_20_body" style:list-style-name="L24">
      <style:paragraph-properties fo:margin-top="0cm" fo:margin-bottom="0cm"/>
    </style:style>
    <style:style style:name="P56" style:family="paragraph" style:parent-style-name="Text_20_body" style:list-style-name="L25">
      <style:paragraph-properties fo:margin-top="0cm" fo:margin-bottom="0cm"/>
    </style:style>
    <style:style style:name="P57" style:family="paragraph" style:parent-style-name="Text_20_body" style:list-style-name="L26">
      <style:paragraph-properties fo:margin-top="0cm" fo:margin-bottom="0cm"/>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How we can create 3D characters in unity and make a game out of it </text:p>
      <text:p text:style-name="P58"/>
      <text:p text:style-name="P16">Creating 3D characters in Unity and making a game out of them is a multi-step process that involves both designing the 3D models, importing them into Unity, animating them, and then scripting interactions and gameplay mechanics. I'll walk you through the general steps to get you started.</text:p>
      <text:h text:style-name="Heading_20_3" text:outline-level="3">Step-by-Step Guide to Create 3D Characters and Make a Game in Unity:</text:h>
      <text:h text:style-name="Heading_20_4" text:outline-level="4"><text:span text:style-name="Strong_20_Emphasis">Step 1: 3D Character Creation</text:span></text:h>
      <text:p text:style-name="Text_20_body">You have two main options for creating 3D characters:</text:p>
      <text:list xml:id="list3279572436198086505" text:style-name="L1">
        <text:list-item>
          <text:p text:style-name="P33"><text:span text:style-name="Strong_20_Emphasis">Create 3D Models from Scratch</text:span> using software like <text:span text:style-name="Strong_20_Emphasis">Blender</text:span> or <text:span text:style-name="Strong_20_Emphasis">Maya</text:span>. </text:p>
        </text:list-item>
        <text:list-item>
          <text:p text:style-name="P5"><text:span text:style-name="Strong_20_Emphasis">Use Pre-made 3D Models</text:span> from asset stores like the Unity Asset Store, TurboSquid, or other online platforms. </text:p>
        </text:list-item>
      </text:list>
      <text:h text:style-name="Heading_20_5" text:outline-level="5">Option 1: Creating Your Own Models</text:h>
      <text:list xml:id="list267445338338595509" text:style-name="L2">
        <text:list-item>
          <text:p text:style-name="P6"><text:span text:style-name="Strong_20_Emphasis">Use a 3D Modeling Software</text:span>:</text:p>
          <text:list>
            <text:list-item>
              <text:p text:style-name="P34">Blender (free) is one of the most popular choices for creating 3D models. You can create your character from scratch by sculpting, modeling, texturing, and rigging it. </text:p>
            </text:list-item>
            <text:list-item>
              <text:p text:style-name="P34"><text:span text:style-name="Strong_20_Emphasis">Rigging</text:span>: This is the process of creating a skeleton for your model so it can be animated. Tools like Blender have built-in rigging systems (e.g., <text:span text:style-name="Strong_20_Emphasis">Armatures</text:span>) that allow you to set up bones for the character. </text:p>
            </text:list-item>
            <text:list-item>
              <text:p text:style-name="P34"><text:span text:style-name="Strong_20_Emphasis">Animation</text:span>: Once rigged, you can create animations such as walking, running, jumping, etc., using keyframes in Blender. </text:p>
            </text:list-item>
            <text:list-item>
              <text:p text:style-name="P34"><text:span text:style-name="Strong_20_Emphasis">Texturing</text:span>: Textures give the character its color and surface detail. You can paint textures directly in Blender or use tools like Substance Painter. </text:p>
            </text:list-item>
          </text:list>
        </text:list-item>
        <text:list-item>
          <text:p text:style-name="P6"><text:span text:style-name="Strong_20_Emphasis">Export the Model</text:span>: Once your character is modeled, rigged, and animated, export the model as a file Unity can read. The common file formats for Unity are:</text:p>
          <text:list>
            <text:list-item>
              <text:p text:style-name="P34"><text:span text:style-name="Strong_20_Emphasis">FBX</text:span> (recommended for animated models) </text:p>
            </text:list-item>
            <text:list-item>
              <text:p text:style-name="P34"><text:span text:style-name="Strong_20_Emphasis">OBJ</text:span> (for static models) </text:p>
            </text:list-item>
            <text:list-item>
              <text:p text:style-name="P6"><text:span text:style-name="Strong_20_Emphasis">Collada (.dae)</text:span> </text:p>
            </text:list-item>
          </text:list>
        </text:list-item>
      </text:list>
      <text:h text:style-name="Heading_20_5" text:outline-level="5">Option 2: Using Pre-made Models</text:h>
      <text:p text:style-name="Text_20_body">If you don’t want to model your own characters, you can find 3D character models online:</text:p>
      <text:list xml:id="list4605249055408722300" text:style-name="L3">
        <text:list-item>
          <text:p text:style-name="P35"><text:span text:style-name="Strong_20_Emphasis">Unity Asset Store</text:span>: Search for free or paid models, which often come with animations. </text:p>
        </text:list-item>
        <text:list-item>
          <text:p text:style-name="P7"><text:span text:style-name="Strong_20_Emphasis">Mixamo</text:span>: A free online tool that allows you to rig and animate characters, then export them for use in Unity. </text:p>
        </text:list-item>
      </text:list>
      <text:h text:style-name="Heading_20_4" text:outline-level="4"><text:span text:style-name="Strong_20_Emphasis">Step 2: Importing the 3D Models into Unity</text:span></text:h>
      <text:list xml:id="list3827132153396244212" text:style-name="L4">
        <text:list-item>
          <text:p text:style-name="P8"><text:span text:style-name="Strong_20_Emphasis">Import Your Model</text:span>:</text:p>
          <text:list>
            <text:list-item>
              <text:p text:style-name="P36">In Unity, go to <text:span text:style-name="Source_20_Text">Assets</text:span> &gt; <text:span text:style-name="Source_20_Text">Import New Asset</text:span> and select your exported model file (e.g., FBX). </text:p>
            </text:list-item>
            <text:list-item>
              <text:p text:style-name="P36">Unity will automatically import the mesh, materials, and animations (if applicable). </text:p>
            </text:list-item>
          </text:list>
        </text:list-item>
        <text:list-item>
          <text:p text:style-name="P8"><text:span text:style-name="Strong_20_Emphasis">Check Materials and Textures</text:span>:</text:p>
          <text:list>
            <text:list-item>
              <text:p text:style-name="P36">If your model uses textures, make sure that Unity properly imports them. Sometimes, you might need to manually assign textures to materials in Unity. </text:p>
            </text:list-item>
          </text:list>
        </text:list-item>
        <text:list-item>
          <text:p text:style-name="P8"><text:soft-page-break/><text:span text:style-name="Strong_20_Emphasis">Set Up the Animator</text:span>:</text:p>
          <text:list>
            <text:list-item>
              <text:p text:style-name="P8">If your character has animations, Unity will create an <text:span text:style-name="Strong_20_Emphasis">Animator Controller</text:span> for your model. This will help you manage different animations (e.g., idle, walking, jumping). </text:p>
            </text:list-item>
          </text:list>
        </text:list-item>
      </text:list>
      <text:h text:style-name="Heading_20_4" text:outline-level="4"><text:span text:style-name="Strong_20_Emphasis">Step 3: Character Setup and Animation</text:span></text:h>
      <text:list xml:id="list5555303273821862733" text:style-name="L5">
        <text:list-item>
          <text:p text:style-name="P9"><text:span text:style-name="Strong_20_Emphasis">Create an Animator Controller</text:span>:</text:p>
          <text:list>
            <text:list-item>
              <text:p text:style-name="P37">In Unity, go to <text:span text:style-name="Source_20_Text">Assets</text:span> &gt; <text:span text:style-name="Source_20_Text">Create</text:span> &gt; <text:span text:style-name="Source_20_Text">Animator Controller</text:span>. </text:p>
            </text:list-item>
            <text:list-item>
              <text:p text:style-name="P37">Attach the Animator Controller to your character's <text:span text:style-name="Source_20_Text">Animator</text:span> component. </text:p>
            </text:list-item>
            <text:list-item>
              <text:p text:style-name="P37">Open the Animator window, and use transitions to create a flow between different animations like walking, idle, or running. </text:p>
            </text:list-item>
          </text:list>
        </text:list-item>
        <text:list-item>
          <text:p text:style-name="P9"><text:span text:style-name="Strong_20_Emphasis">Add Animations</text:span>:</text:p>
          <text:list>
            <text:list-item>
              <text:p text:style-name="P37">Import your animation clips (if you didn’t get them in your model file). </text:p>
            </text:list-item>
            <text:list-item>
              <text:p text:style-name="P37">Drag them into the Animator Controller to set up states for different actions. </text:p>
            </text:list-item>
            <text:list-item>
              <text:p text:style-name="P9">Use <text:span text:style-name="Strong_20_Emphasis">parameters</text:span> (e.g., Boolean, float) to control transitions between animations (e.g., when the player is moving, the "running" animation is triggered). </text:p>
            </text:list-item>
          </text:list>
        </text:list-item>
      </text:list>
      <text:h text:style-name="Heading_20_4" text:outline-level="4"><text:span text:style-name="Strong_20_Emphasis">Step 4: Adding Character Movement and Scripting</text:span></text:h>
      <text:p text:style-name="Text_20_body">Now, you can write a script to control the character’s movement and interactions.</text:p>
      <text:list xml:id="list3882873661630790936" text:style-name="L6">
        <text:list-item>
          <text:p text:style-name="P10"><text:span text:style-name="Strong_20_Emphasis">Write a Character Controller Script</text:span>: You can use Unity's built-in <text:span text:style-name="Source_20_Text">CharacterController</text:span> component or a Rigidbody-based approach for more physics-driven movement.</text:p>
          <text:p text:style-name="P10">Example for a basic character movement script using <text:span text:style-name="Source_20_Text">CharacterController</text:span>:</text:p>
          <text:p text:style-name="P1"><text:span text:style-name="Source_20_Text">using UnityEngine;</text:span></text:p>
          <text:p text:style-name="P1"/>
          <text:p text:style-name="P1"><text:span text:style-name="Source_20_Text">public class CharacterMovement : MonoBehaviour</text:span></text:p>
          <text:p text:style-name="P1"><text:span text:style-name="Source_20_Text">{</text:span></text:p>
          <text:p text:style-name="P1"><text:span text:style-name="Source_20_Text"><text:s text:c="4"/>public float speed = 5f;</text:span></text:p>
          <text:p text:style-name="P1"><text:span text:style-name="Source_20_Text"><text:s text:c="4"/>public float turnSpeed = 700f;</text:span></text:p>
          <text:p text:style-name="P1"><text:span text:style-name="Source_20_Text"><text:s text:c="4"/>public float gravity = -9.8f;</text:span></text:p>
          <text:p text:style-name="P1"><text:span text:style-name="Source_20_Text"><text:s text:c="4"/>private CharacterController controller;</text:span></text:p>
          <text:p text:style-name="P1"/>
          <text:p text:style-name="P1"><text:span text:style-name="Source_20_Text"><text:s text:c="4"/>void Start()</text:span></text:p>
          <text:p text:style-name="P1"><text:span text:style-name="Source_20_Text"><text:s text:c="4"/>{</text:span></text:p>
          <text:p text:style-name="P1"><text:span text:style-name="Source_20_Text"><text:s text:c="8"/>controller = GetComponent&lt;CharacterController&gt;();</text:span></text:p>
          <text:p text:style-name="P1"><text:span text:style-name="Source_20_Text"><text:s text:c="4"/>}</text:span></text:p>
          <text:p text:style-name="P1"/>
          <text:p text:style-name="P1"><text:span text:style-name="Source_20_Text"><text:s text:c="4"/>void Update()</text:span></text:p>
          <text:p text:style-name="P1"><text:span text:style-name="Source_20_Text"><text:s text:c="4"/>{</text:span></text:p>
          <text:p text:style-name="P1"><text:span text:style-name="Source_20_Text"><text:s text:c="8"/>float moveDirectionY = gravity;</text:span></text:p>
          <text:p text:style-name="P1"/>
          <text:p text:style-name="P1"><text:span text:style-name="Source_20_Text"><text:s text:c="8"/>// Get player input</text:span></text:p>
          <text:p text:style-name="P1"><text:span text:style-name="Source_20_Text"><text:s text:c="8"/>float moveDirectionX = Input.GetAxis("Horizontal");</text:span></text:p>
          <text:p text:style-name="P1"><text:span text:style-name="Source_20_Text"><text:s text:c="8"/>float moveDirectionZ = Input.GetAxis("Vertical");</text:span></text:p>
          <text:p text:style-name="P1"/>
          <text:p text:style-name="P1"><text:span text:style-name="Source_20_Text"><text:s text:c="8"/>// Calculate movement</text:span></text:p>
          <text:p text:style-name="P1"><text:span text:style-name="Source_20_Text"><text:s text:c="8"/>Vector3 move = transform.right * moveDirectionX + transform.forward * moveDirectionZ;</text:span></text:p>
          <text:p text:style-name="P1"><text:span text:style-name="Source_20_Text"><text:s text:c="8"/>move.y = moveDirectionY;</text:span></text:p>
          <text:p text:style-name="P1"/>
          <text:p text:style-name="P1"><text:span text:style-name="Source_20_Text"><text:s text:c="8"/>// Apply movement</text:span></text:p>
          <text:p text:style-name="P1"><text:span text:style-name="Source_20_Text"><text:s text:c="8"/>controller.Move(move * speed * Time.deltaTime);</text:span></text:p>
          <text:p text:style-name="P1"/>
          <text:p text:style-name="P1"><text:span text:style-name="Source_20_Text"><text:s text:c="8"/>// Rotate character based on input</text:span></text:p>
          <text:p text:style-name="P1"><text:soft-page-break/><text:span text:style-name="Source_20_Text"><text:s text:c="8"/>if (move != Vector3.zero)</text:span></text:p>
          <text:p text:style-name="P1"><text:span text:style-name="Source_20_Text"><text:s text:c="8"/>{</text:span></text:p>
          <text:p text:style-name="P1"><text:span text:style-name="Source_20_Text"><text:s text:c="12"/>Quaternion toRotation = Quaternion.LookRotation(move, Vector3.up);</text:span></text:p>
          <text:p text:style-name="P1"><text:span text:style-name="Source_20_Text"><text:s text:c="12"/>transform.rotation = Quaternion.RotateTowards(transform.rotation, toRotation, turnSpeed * Time.deltaTime);</text:span></text:p>
          <text:p text:style-name="P1"><text:span text:style-name="Source_20_Text"><text:s text:c="8"/>}</text:span></text:p>
          <text:p text:style-name="P1"><text:span text:style-name="Source_20_Text"><text:s text:c="4"/>}</text:span></text:p>
          <text:p text:style-name="P3"><text:span text:style-name="Source_20_Text">}</text:span></text:p>
        </text:list-item>
        <text:list-item>
          <text:p text:style-name="P10"><text:span text:style-name="Strong_20_Emphasis">Attach the Script</text:span>:</text:p>
          <text:list>
            <text:list-item>
              <text:p text:style-name="P38">Attach this script to your 3D character, and make sure the <text:span text:style-name="Source_20_Text">CharacterController</text:span> component is on the character. </text:p>
            </text:list-item>
            <text:list-item>
              <text:p text:style-name="P38">This script allows basic walking with the <text:span text:style-name="Strong_20_Emphasis">WASD</text:span> or arrow keys. </text:p>
            </text:list-item>
          </text:list>
        </text:list-item>
        <text:list-item>
          <text:p text:style-name="P10"><text:span text:style-name="Strong_20_Emphasis">Add Jumping or Other Actions</text:span> (optional):</text:p>
          <text:list>
            <text:list-item>
              <text:p text:style-name="P10">To add more functionality like jumping, you can modify the script to detect when the player is on the ground and apply an upward force. </text:p>
            </text:list-item>
          </text:list>
        </text:list-item>
      </text:list>
      <text:h text:style-name="Heading_20_4" text:outline-level="4"><text:span text:style-name="Strong_20_Emphasis">Step 5: Implementing Camera Control</text:span></text:h>
      <text:p text:style-name="Text_20_body">You’ll also want to add a <text:span text:style-name="Strong_20_Emphasis">camera</text:span> to follow the character and provide a good player experience.</text:p>
      <text:list xml:id="list8581101076131439415" text:style-name="L7">
        <text:list-item>
          <text:p text:style-name="P11"><text:span text:style-name="Strong_20_Emphasis">Create a Camera Script</text:span>: A simple third-person camera script can make your game feel more immersive. Here's a basic script to follow the character from behind:</text:p>
          <text:p text:style-name="P2"><text:span text:style-name="Source_20_Text">using UnityEngine;</text:span></text:p>
          <text:p text:style-name="P2"/>
          <text:p text:style-name="P2"><text:span text:style-name="Source_20_Text">public class ThirdPersonCamera : MonoBehaviour</text:span></text:p>
          <text:p text:style-name="P2"><text:span text:style-name="Source_20_Text">{</text:span></text:p>
          <text:p text:style-name="P2"><text:span text:style-name="Source_20_Text"><text:s text:c="4"/>public Transform target; // The target character</text:span></text:p>
          <text:p text:style-name="P2"><text:span text:style-name="Source_20_Text"><text:s text:c="4"/>public float distance = 5f;</text:span></text:p>
          <text:p text:style-name="P2"><text:span text:style-name="Source_20_Text"><text:s text:c="4"/>public float height = 2f;</text:span></text:p>
          <text:p text:style-name="P2"><text:span text:style-name="Source_20_Text"><text:s text:c="4"/>public float damping = 1f;</text:span></text:p>
          <text:p text:style-name="P2"/>
          <text:p text:style-name="P2"><text:span text:style-name="Source_20_Text"><text:s text:c="4"/>void Update()</text:span></text:p>
          <text:p text:style-name="P2"><text:span text:style-name="Source_20_Text"><text:s text:c="4"/>{</text:span></text:p>
          <text:p text:style-name="P2"><text:span text:style-name="Source_20_Text"><text:s text:c="8"/>// Position the camera behind the character</text:span></text:p>
          <text:p text:style-name="P2"><text:span text:style-name="Source_20_Text"><text:s text:c="8"/>Vector3 desiredPosition = target.position - target.forward * distance + Vector3.up * height;</text:span></text:p>
          <text:p text:style-name="P2"><text:span text:style-name="Source_20_Text"><text:s text:c="8"/>transform.position = Vector3.Lerp(transform.position, desiredPosition, damping * Time.deltaTime);</text:span></text:p>
          <text:p text:style-name="P2"/>
          <text:p text:style-name="P2"><text:span text:style-name="Source_20_Text"><text:s text:c="8"/>// Make the camera look at the character</text:span></text:p>
          <text:p text:style-name="P2"><text:span text:style-name="Source_20_Text"><text:s text:c="8"/>transform.LookAt(target);</text:span></text:p>
          <text:p text:style-name="P2"><text:span text:style-name="Source_20_Text"><text:s text:c="4"/>}</text:span></text:p>
          <text:p text:style-name="P4"><text:span text:style-name="Source_20_Text">}</text:span></text:p>
        </text:list-item>
        <text:list-item>
          <text:p text:style-name="P11"><text:span text:style-name="Strong_20_Emphasis">Attach the Script</text:span>:</text:p>
          <text:list>
            <text:list-item>
              <text:p text:style-name="P11">Attach this camera script to the <text:span text:style-name="Strong_20_Emphasis">Main Camera</text:span> and set the <text:span text:style-name="Source_20_Text">target</text:span> to the player character. </text:p>
            </text:list-item>
          </text:list>
        </text:list-item>
      </text:list>
      <text:h text:style-name="Heading_20_4" text:outline-level="4"><text:span text:style-name="Strong_20_Emphasis">Step 6: Add Gameplay Mechanics</text:span></text:h>
      <text:p text:style-name="Text_20_body">Now, you can focus on your gameplay mechanics:</text:p>
      <text:list xml:id="list8181029227602213730" text:style-name="L8">
        <text:list-item>
          <text:p text:style-name="P39"><text:span text:style-name="Strong_20_Emphasis">Interactions</text:span>: Add interaction scripts for picking up items or interacting with the environment. </text:p>
        </text:list-item>
        <text:list-item>
          <text:p text:style-name="P39"><text:soft-page-break/><text:span text:style-name="Strong_20_Emphasis">Combat</text:span>: Implement combat systems if your game involves fighting. </text:p>
        </text:list-item>
        <text:list-item>
          <text:p text:style-name="P39"><text:span text:style-name="Strong_20_Emphasis">Levels and Environments</text:span>: Create or import 3D environments for your character to explore. </text:p>
        </text:list-item>
        <text:list-item>
          <text:p text:style-name="P12"><text:span text:style-name="Strong_20_Emphasis">UI</text:span>: Add a user interface (UI) for things like health, score, or inventory. </text:p>
        </text:list-item>
      </text:list>
      <text:h text:style-name="Heading_20_4" text:outline-level="4"><text:span text:style-name="Strong_20_Emphasis">Step 7: Polish and Test Your Game</text:span></text:h>
      <text:list xml:id="list777802336390063302" text:style-name="L9">
        <text:list-item>
          <text:p text:style-name="P40"><text:span text:style-name="Strong_20_Emphasis">Testing</text:span>: Playtest your game frequently to ensure everything works well and the character responds correctly to player inputs. </text:p>
        </text:list-item>
        <text:list-item>
          <text:p text:style-name="P13"><text:span text:style-name="Strong_20_Emphasis">Polishing</text:span>: Add sound effects, music, and visual effects to improve the gameplay experience. </text:p>
        </text:list-item>
      </text:list>
      <text:p text:style-name="Horizontal_20_Line"/>
      <text:h text:style-name="Heading_20_3" text:outline-level="3">Tools and Resources:</text:h>
      <text:list xml:id="list5222180712796928687" text:style-name="L10">
        <text:list-item>
          <text:p text:style-name="P41"><text:span text:style-name="Strong_20_Emphasis">Unity Asset Store</text:span>: Offers both free and paid models, animations, and tools to speed up your development. </text:p>
        </text:list-item>
        <text:list-item>
          <text:p text:style-name="P41"><text:span text:style-name="Strong_20_Emphasis">Blender</text:span>: Free 3D modeling software that can export to Unity. </text:p>
        </text:list-item>
        <text:list-item>
          <text:p text:style-name="P41"><text:span text:style-name="Strong_20_Emphasis">Mixamo</text:span>: Free tool for rigging and animating characters. </text:p>
        </text:list-item>
        <text:list-item>
          <text:p text:style-name="P14"><text:span text:style-name="Strong_20_Emphasis">Cinemachine</text:span>: Unity's camera system to enhance camera controls. </text:p>
        </text:list-item>
      </text:list>
      <text:h text:style-name="Heading_20_4" text:outline-level="4">Summary:</text:h>
      <text:list xml:id="list3615049523263198559" text:style-name="L11">
        <text:list-item>
          <text:p text:style-name="P42"><text:span text:style-name="Strong_20_Emphasis">Create/Import 3D Character</text:span> (Blender or Asset Store). </text:p>
        </text:list-item>
        <text:list-item>
          <text:p text:style-name="P42"><text:span text:style-name="Strong_20_Emphasis">Rig and Animate</text:span> the character (Blender or Mixamo). </text:p>
        </text:list-item>
        <text:list-item>
          <text:p text:style-name="P42"><text:span text:style-name="Strong_20_Emphasis">Import to Unity</text:span> and assign animations. </text:p>
        </text:list-item>
        <text:list-item>
          <text:p text:style-name="P42"><text:span text:style-name="Strong_20_Emphasis">Write Movement and Interaction Scripts</text:span> for the character. </text:p>
        </text:list-item>
        <text:list-item>
          <text:p text:style-name="P42"><text:span text:style-name="Strong_20_Emphasis">Set up Camera</text:span> and game mechanics. </text:p>
        </text:list-item>
        <text:list-item>
          <text:p text:style-name="P15"><text:span text:style-name="Strong_20_Emphasis">Test and Polish</text:span> your game. </text:p>
        </text:list-item>
      </text:list>
      <text:p text:style-name="Text_20_body">This is a broad overview, and there are plenty of areas you can dive deeper into depending on your game’s complexity. If you need more specific code examples or help with particular sections, feel free to ask!</text:p>
      <text:p text:style-name="P58">How much money unity will take after the game gets publkic and monetised </text:p>
      <text:p text:style-name="P58"/>
      <text:p text:style-name="P16">Unity has a specific pricing model for when your game becomes public and starts generating revenue. The amount Unity takes depends on which version of Unity you are using and the amount of revenue your game generates. Here's an overview of Unity's pricing plans and their conditions:</text:p>
      <text:h text:style-name="Heading_20_3" text:outline-level="3">1. <text:span text:style-name="Strong_20_Emphasis">Unity Personal</text:span> (Free)</text:h>
      <text:list xml:id="list1812413603939448187" text:style-name="L12">
        <text:list-item>
          <text:p text:style-name="P43"><text:span text:style-name="Strong_20_Emphasis">Revenue Limit</text:span>: If your game or company earns <text:span text:style-name="Strong_20_Emphasis">less than $100,000</text:span> in annual revenue, you can use Unity Personal for free. </text:p>
        </text:list-item>
        <text:list-item>
          <text:p text:style-name="P43"><text:span text:style-name="Strong_20_Emphasis">Monetization</text:span>: You can make money with your game (e.g., ads, in-app purchases, paid downloads) as long as your revenue does not exceed $100,000 per year. </text:p>
        </text:list-item>
        <text:list-item>
          <text:p text:style-name="P17"><text:span text:style-name="Strong_20_Emphasis">Unity's Take</text:span>: Unity does not charge you directly for using Unity Personal, but you must display the Unity splash screen when your game starts. This is a branding requirement. </text:p>
        </text:list-item>
      </text:list>
      <text:h text:style-name="Heading_20_3" text:outline-level="3">2. <text:span text:style-name="Strong_20_Emphasis">Unity Plus</text:span> ($399 per year per seat)</text:h>
      <text:list xml:id="list3407661427578420415" text:style-name="L13">
        <text:list-item>
          <text:p text:style-name="P44"><text:span text:style-name="Strong_20_Emphasis">Revenue Limit</text:span>: If your game or company earns between <text:span text:style-name="Strong_20_Emphasis">$100,000 and $200,000</text:span> in annual revenue, you’ll need to switch to Unity Plus. </text:p>
        </text:list-item>
        <text:list-item>
          <text:p text:style-name="P44"><text:soft-page-break/><text:span text:style-name="Strong_20_Emphasis">Monetization</text:span>: You can make money with your game as long as your revenue is under the $200,000 threshold. </text:p>
        </text:list-item>
        <text:list-item>
          <text:p text:style-name="P18"><text:span text:style-name="Strong_20_Emphasis">Unity's Take</text:span>: Unity Plus costs a flat fee of $399 per year. You don’t need to show the Unity splash screen unless you upgrade further. </text:p>
        </text:list-item>
      </text:list>
      <text:h text:style-name="Heading_20_3" text:outline-level="3">3. <text:span text:style-name="Strong_20_Emphasis">Unity Pro</text:span> ($2,040 per year per seat)</text:h>
      <text:list xml:id="list5796262607137767491" text:style-name="L14">
        <text:list-item>
          <text:p text:style-name="P45"><text:span text:style-name="Strong_20_Emphasis">Revenue Limit</text:span>: If your game or company earns <text:span text:style-name="Strong_20_Emphasis">more than $200,000</text:span> in annual revenue, you must use Unity Pro. </text:p>
        </text:list-item>
        <text:list-item>
          <text:p text:style-name="P45"><text:span text:style-name="Strong_20_Emphasis">Monetization</text:span>: There is no revenue cap with Unity Pro, so you can generate as much revenue as your game allows. </text:p>
        </text:list-item>
        <text:list-item>
          <text:p text:style-name="P45"><text:span text:style-name="Strong_20_Emphasis">Unity's Take</text:span>: Unity Pro costs $2,040 per year, and you can customize or remove the Unity splash screen if desired. </text:p>
        </text:list-item>
        <text:list-item>
          <text:p text:style-name="P19"><text:span text:style-name="Strong_20_Emphasis">Other Features</text:span>: Unity Pro includes advanced features such as cloud builds, team collaboration tools, performance reporting, and priority support. </text:p>
        </text:list-item>
      </text:list>
      <text:h text:style-name="Heading_20_3" text:outline-level="3">4. <text:span text:style-name="Strong_20_Emphasis">Unity Enterprise</text:span> (Custom pricing)</text:h>
      <text:list xml:id="list4810274485414732385" text:style-name="L15">
        <text:list-item>
          <text:p text:style-name="P46"><text:span text:style-name="Strong_20_Emphasis">Revenue Limit</text:span>: Unity Enterprise is a custom plan tailored for large teams and enterprises with significantly higher revenue. </text:p>
        </text:list-item>
        <text:list-item>
          <text:p text:style-name="P46"><text:span text:style-name="Strong_20_Emphasis">Monetization</text:span>: No revenue cap. </text:p>
        </text:list-item>
        <text:list-item>
          <text:p text:style-name="P20"><text:span text:style-name="Strong_20_Emphasis">Unity's Take</text:span>: The pricing varies and is negotiated based on the size of your team and organization, offering additional tools and dedicated support. </text:p>
        </text:list-item>
      </text:list>
      <text:h text:style-name="Heading_20_3" text:outline-level="3">Summary of Unity's Revenue Thresholds:</text:h>
      <text:list xml:id="list8645508743271972377" text:style-name="L16">
        <text:list-item>
          <text:p text:style-name="P47"><text:span text:style-name="Strong_20_Emphasis">Unity Personal</text:span>: Free for games earning <text:span text:style-name="Strong_20_Emphasis">less than $100,000</text:span> per year. </text:p>
        </text:list-item>
        <text:list-item>
          <text:p text:style-name="P47"><text:span text:style-name="Strong_20_Emphasis">Unity Plus</text:span>: $399/year for games earning between <text:span text:style-name="Strong_20_Emphasis">$100,000 and $200,000</text:span> annually. </text:p>
        </text:list-item>
        <text:list-item>
          <text:p text:style-name="P21"><text:span text:style-name="Strong_20_Emphasis">Unity Pro</text:span>: $2,040/year for games earning <text:span text:style-name="Strong_20_Emphasis">more than $200,000</text:span> annually. </text:p>
        </text:list-item>
      </text:list>
      <text:h text:style-name="Heading_20_3" text:outline-level="3">Additional Considerations:</text:h>
      <text:list xml:id="list2201580054999100022" text:style-name="L17">
        <text:list-item>
          <text:p text:style-name="P48"><text:span text:style-name="Strong_20_Emphasis">Revenue Counting</text:span>: Your game's revenue includes all forms of income, such as sales, in-app purchases, ads, subscriptions, etc. </text:p>
        </text:list-item>
        <text:list-item>
          <text:p text:style-name="P48"><text:span text:style-name="Strong_20_Emphasis">Splash Screen</text:span>: With <text:span text:style-name="Strong_20_Emphasis">Unity Personal</text:span> and <text:span text:style-name="Strong_20_Emphasis">Unity Plus</text:span>, you must show the Unity splash screen. <text:span text:style-name="Strong_20_Emphasis">Unity Pro</text:span> gives you the option to remove or customize the splash screen. </text:p>
        </text:list-item>
        <text:list-item>
          <text:p text:style-name="P22"><text:span text:style-name="Strong_20_Emphasis">Revenue Reporting</text:span>: Unity may request confirmation of your revenue, especially if you exceed certain thresholds. If your game’s earnings surpass a threshold, Unity will expect you to upgrade your license accordingly. </text:p>
        </text:list-item>
      </text:list>
      <text:p text:style-name="Horizontal_20_Line"/>
      <text:h text:style-name="Heading_20_3" text:outline-level="3">Example Scenarios:</text:h>
      <text:list xml:id="list3722492095557040222" text:style-name="L18">
        <text:list-item>
          <text:p text:style-name="P49"><text:span text:style-name="Strong_20_Emphasis">Game with $50,000 Annual Revenue</text:span>: You can use <text:span text:style-name="Strong_20_Emphasis">Unity Personal</text:span> for free. </text:p>
        </text:list-item>
        <text:list-item>
          <text:p text:style-name="P49"><text:span text:style-name="Strong_20_Emphasis">Game with $150,000 Annual Revenue</text:span>: You would need <text:span text:style-name="Strong_20_Emphasis">Unity Plus</text:span> ($399/year). </text:p>
        </text:list-item>
        <text:list-item>
          <text:p text:style-name="P23"><text:span text:style-name="Strong_20_Emphasis">Game with $500,000 Annual Revenue</text:span>: You would need <text:span text:style-name="Strong_20_Emphasis">Unity Pro</text:span> ($2,040/year). </text:p>
        </text:list-item>
      </text:list>
      <text:p text:style-name="Text_20_body">If you want to monetize your game and it grows in revenue, Unity’s pricing scales with the success of your game. You’ll need to be mindful of the revenue thresholds and make sure you upgrade your Unity version accordingly.</text:p>
      <text:p text:style-name="P58"/>
      <text:p text:style-name="P58"><text:soft-page-break/>What is the name of the suit that is used to detect movement in 3d animation </text:p>
      <text:p text:style-name="P58"/>
      <text:p text:style-name="P27">The suit used to detect movement in 3D animation is called <text:span text:style-name="Strong_20_Emphasis">a motion capture suit</text:span> or simply <text:span text:style-name="Strong_20_Emphasis">mo-cap suit</text:span>.</text:p>
      <text:p text:style-name="Text_20_body">These suits are equipped with sensors that capture the movement of the human body in real-time, translating it into 3D data for animation purposes. The motion capture data can then be applied to 3D models to create realistic animations. The suits are often used in film production, video game development, and other fields requiring high-quality motion animation.</text:p>
      <text:h text:style-name="Heading_20_3" text:outline-level="3">Key Points about Motion Capture Suits:</text:h>
      <text:list xml:id="list8308153296344145608" text:style-name="L19">
        <text:list-item>
          <text:p text:style-name="P50"><text:span text:style-name="Strong_20_Emphasis">Markers or Sensors</text:span>: The suits have either reflective markers (for optical motion capture systems) or inertial sensors (for inertial motion capture systems) attached to key points of the body (like joints). </text:p>
        </text:list-item>
        <text:list-item>
          <text:p text:style-name="P50"><text:span text:style-name="Strong_20_Emphasis">Tracking</text:span>: Cameras or sensors track the movement of these markers or sensors to capture the motion. </text:p>
        </text:list-item>
        <text:list-item>
          <text:p text:style-name="P24"><text:span text:style-name="Strong_20_Emphasis">Software</text:span>: The data collected from the suit is processed through specialized software (e.g., <text:span text:style-name="Strong_20_Emphasis">Vicon</text:span>, <text:span text:style-name="Strong_20_Emphasis">Xsens</text:span>, <text:span text:style-name="Strong_20_Emphasis">MotionBuilder</text:span>) that converts the movements into usable 3D animation data. </text:p>
        </text:list-item>
      </text:list>
      <text:h text:style-name="Heading_20_3" text:outline-level="3">Popular Motion Capture Systems:</text:h>
      <text:list xml:id="list2028982620334007252" text:style-name="L20">
        <text:list-item>
          <text:p text:style-name="P51"><text:span text:style-name="Strong_20_Emphasis">Vicon</text:span>: Known for high-end optical motion capture systems. </text:p>
        </text:list-item>
        <text:list-item>
          <text:p text:style-name="P51"><text:span text:style-name="Strong_20_Emphasis">Xsens</text:span>: Offers a popular suit-based motion capture system using inertial sensors. </text:p>
        </text:list-item>
        <text:list-item>
          <text:p text:style-name="P51"><text:span text:style-name="Strong_20_Emphasis">Perception Neuron</text:span>: Another popular motion capture system that uses small sensors attached to the body. </text:p>
        </text:list-item>
        <text:list-item>
          <text:p text:style-name="P25"><text:span text:style-name="Strong_20_Emphasis">Rokoko</text:span>: Provides a more affordable motion capture solution with a full-body suit. </text:p>
        </text:list-item>
      </text:list>
      <text:h text:style-name="Heading_20_3" text:outline-level="3">Example Usage:</text:h>
      <text:list xml:id="list6767190966199757419" text:style-name="L21">
        <text:list-item>
          <text:p text:style-name="P52">In <text:span text:style-name="Strong_20_Emphasis">film</text:span>: Actors wear a motion capture suit to record their actions, which are then mapped onto a CGI character (e.g., in movies like <text:span text:style-name="Emphasis">Avatar</text:span> or <text:span text:style-name="Emphasis">The Lord of the Rings</text:span>). </text:p>
        </text:list-item>
        <text:list-item>
          <text:p text:style-name="P26">In <text:span text:style-name="Strong_20_Emphasis">video games</text:span>: Developers use motion capture to create realistic character animations (e.g., sports games, action games, or open-world adventures). </text:p>
        </text:list-item>
      </text:list>
      <text:p text:style-name="Text_20_body">The technology allows animators to create much more lifelike and fluid character movements compared to traditional hand-keyed animation.</text:p>
      <text:p text:style-name="P58">How much it costs </text:p>
      <text:p text:style-name="P58"/>
      <text:p text:style-name="P27">The cost of motion capture suits can vary widely depending on the quality of the system, the technology used, and whether the setup is for professional or personal use. Here's a breakdown of the different types of motion capture systems and their costs:</text:p>
      <text:h text:style-name="Heading_20_3" text:outline-level="3">1. <text:span text:style-name="Strong_20_Emphasis">High-End Professional Motion Capture Systems</text:span>:</text:h>
      <text:p text:style-name="Text_20_body">These systems are often used by film studios, AAA game developers, and large animation studios. They offer extremely accurate motion capture, often using multiple cameras or sensors and may include a full setup with suits, cameras, and software.</text:p>
      <text:list xml:id="list975377023819516991" text:style-name="L22">
        <text:list-item>
          <text:p text:style-name="P28"><text:span text:style-name="Strong_20_Emphasis">Vicon</text:span>:</text:p>
          <text:list>
            <text:list-item>
              <text:p text:style-name="P53"><text:span text:style-name="Strong_20_Emphasis">Cost</text:span>: $30,000 to $100,000+ (depending on the number of cameras and sensors) </text:p>
            </text:list-item>
            <text:list-item>
              <text:p text:style-name="P53">Vicon systems are one of the most widely used in professional film and game production, providing extremely high-quality optical motion capture. This price <text:soft-page-break/>usually includes cameras, a setup with sensors, and software. </text:p>
            </text:list-item>
          </text:list>
        </text:list-item>
        <text:list-item>
          <text:p text:style-name="P28"><text:span text:style-name="Strong_20_Emphasis">OptiTrack</text:span>:</text:p>
          <text:list>
            <text:list-item>
              <text:p text:style-name="P53"><text:span text:style-name="Strong_20_Emphasis">Cost</text:span>: $10,000 to $200,000+ depending on the number of cameras and setup. </text:p>
            </text:list-item>
            <text:list-item>
              <text:p text:style-name="P53">OptiTrack systems are another high-end option, offering optical motion capture with cameras and markers for tracking. Their systems can be used for various applications, including film, sports, and robotics. </text:p>
            </text:list-item>
          </text:list>
        </text:list-item>
        <text:list-item>
          <text:p text:style-name="P28"><text:span text:style-name="Strong_20_Emphasis">Xsens (Inertial Motion Capture)</text:span>:</text:p>
          <text:list>
            <text:list-item>
              <text:p text:style-name="P53"><text:span text:style-name="Strong_20_Emphasis">Cost</text:span>: Around $20,000 to $50,000 for the full system. </text:p>
            </text:list-item>
            <text:list-item>
              <text:p text:style-name="P28">Xsens uses inertial sensors rather than cameras to capture motion. While it’s slightly less expensive than optical systems, it’s still quite costly and is used for professional-grade work, including animation and virtual production. </text:p>
            </text:list-item>
          </text:list>
        </text:list-item>
      </text:list>
      <text:p text:style-name="Text_20_body">These high-end setups usually require a dedicated room, multiple cameras, and a team to operate, making them accessible mainly to large studios.</text:p>
      <text:p text:style-name="Horizontal_20_Line"/>
      <text:h text:style-name="Heading_20_3" text:outline-level="3">2. <text:span text:style-name="Strong_20_Emphasis">Mid-Range Motion Capture Suits</text:span>:</text:h>
      <text:p text:style-name="Text_20_body">These systems are still aimed at professionals, but they are a bit more affordable compared to the high-end systems. They are often used by smaller studios, indie developers, or in educational settings.</text:p>
      <text:list xml:id="list6741046025445757760" text:style-name="L23">
        <text:list-item>
          <text:p text:style-name="P29"><text:span text:style-name="Strong_20_Emphasis">Rokoko Smartsuit Pro</text:span>:</text:p>
          <text:list>
            <text:list-item>
              <text:p text:style-name="P54"><text:span text:style-name="Strong_20_Emphasis">Cost</text:span>: $2,000 to $3,000 for the suit (without cameras). </text:p>
            </text:list-item>
            <text:list-item>
              <text:p text:style-name="P54">Rokoko's Smartsuit Pro is an inertial motion capture suit that offers professional-grade motion capture for a much lower price than traditional optical systems. It's a full-body suit that captures body movement through sensors and is commonly used by indie game developers and animators. </text:p>
            </text:list-item>
          </text:list>
        </text:list-item>
        <text:list-item>
          <text:p text:style-name="P29"><text:span text:style-name="Strong_20_Emphasis">Perception Neuron</text:span>:</text:p>
          <text:list>
            <text:list-item>
              <text:p text:style-name="P54"><text:span text:style-name="Strong_20_Emphasis">Cost</text:span>: $1,500 to $4,000 for a full-body suit (depending on the number of sensors). </text:p>
            </text:list-item>
            <text:list-item>
              <text:p text:style-name="P29">Perception Neuron offers a more affordable motion capture solution using sensors placed on the body. The system provides inertial motion capture and is used for smaller-scale projects or by independent creators. </text:p>
            </text:list-item>
          </text:list>
        </text:list-item>
      </text:list>
      <text:p text:style-name="Horizontal_20_Line"/>
      <text:h text:style-name="Heading_20_3" text:outline-level="3">3. <text:span text:style-name="Strong_20_Emphasis">Budget or Consumer-Level Motion Capture Systems</text:span>:</text:h>
      <text:p text:style-name="Text_20_body">These systems are designed for hobbyists, students, or indie developers who need basic motion capture capabilities. They are much cheaper but offer lower accuracy and fewer features than professional systems.</text:p>
      <text:list xml:id="list534238313654377332" text:style-name="L24">
        <text:list-item>
          <text:p text:style-name="P30"><text:span text:style-name="Strong_20_Emphasis">Noitom Perception Neuron Studio</text:span> (Entry-Level):</text:p>
          <text:list>
            <text:list-item>
              <text:p text:style-name="P55"><text:span text:style-name="Strong_20_Emphasis">Cost</text:span>: Around $500 to $1,500 (depending on the sensors and setup). </text:p>
            </text:list-item>
            <text:list-item>
              <text:p text:style-name="P55">This entry-level motion capture system provides basic motion capture capabilities. It's often used for small-scale projects or by individuals starting out with mocap. </text:p>
            </text:list-item>
          </text:list>
        </text:list-item>
        <text:list-item>
          <text:p text:style-name="P30"><text:span text:style-name="Strong_20_Emphasis">Kinect (Microsoft)</text:span>:</text:p>
          <text:list>
            <text:list-item>
              <text:p text:style-name="P55"><text:span text:style-name="Strong_20_Emphasis">Cost</text:span>: Around $100 to $300 (used and refurbished). </text:p>
            </text:list-item>
            <text:list-item>
              <text:p text:style-name="P55">The Kinect system (especially the older Xbox Kinect models) can be repurposed for motion capture using special software. While not as accurate as professional systems, <text:soft-page-break/>it's a very affordable option for beginners or hobbyists to experiment with motion capture. </text:p>
            </text:list-item>
          </text:list>
        </text:list-item>
        <text:list-item>
          <text:p text:style-name="P30"><text:span text:style-name="Strong_20_Emphasis">iPi Soft (Software for Kinect)</text:span>:</text:p>
          <text:list>
            <text:list-item>
              <text:p text:style-name="P55"><text:span text:style-name="Strong_20_Emphasis">Cost</text:span>: $200 to $500 (software only). </text:p>
            </text:list-item>
            <text:list-item>
              <text:p text:style-name="P30">iPi Soft is motion capture software that works with consumer-level cameras (like Kinect or even multiple webcams). It’s an affordable option for creating basic mocap animations at home. </text:p>
            </text:list-item>
          </text:list>
        </text:list-item>
      </text:list>
      <text:p text:style-name="Horizontal_20_Line"/>
      <text:h text:style-name="Heading_20_3" text:outline-level="3">4. <text:span text:style-name="Strong_20_Emphasis">Other Costs to Consider</text:span>:</text:h>
      <text:list xml:id="list7563947010323995064" text:style-name="L25">
        <text:list-item>
          <text:p text:style-name="P56"><text:span text:style-name="Strong_20_Emphasis">Cameras</text:span>: For optical systems (like Vicon or OptiTrack), you need multiple cameras to capture the motion from different angles. These cameras alone can add tens of thousands of dollars to the cost. </text:p>
        </text:list-item>
        <text:list-item>
          <text:p text:style-name="P56"><text:span text:style-name="Strong_20_Emphasis">Software</text:span>: Many motion capture systems come with proprietary software for tracking and animating, but for high-end systems, additional software licenses might be needed. </text:p>
        </text:list-item>
        <text:list-item>
          <text:p text:style-name="P31"><text:span text:style-name="Strong_20_Emphasis">Studio Setup</text:span>: For high-end systems, you'll need a dedicated space that’s free of obstructions, which could add costs for building or renting a space, setting up cameras, and other equipment. </text:p>
        </text:list-item>
      </text:list>
      <text:p text:style-name="Horizontal_20_Line"/>
      <text:h text:style-name="Heading_20_3" text:outline-level="3">Summary of Costs:</text:h>
      <text:list xml:id="list891589413745073564" text:style-name="L26">
        <text:list-item>
          <text:p text:style-name="P57"><text:span text:style-name="Strong_20_Emphasis">Entry-Level Systems</text:span>: $500 – $3,000 (e.g., Kinect, Perception Neuron Studio) </text:p>
        </text:list-item>
        <text:list-item>
          <text:p text:style-name="P57"><text:span text:style-name="Strong_20_Emphasis">Mid-Range Professional Systems</text:span>: $2,000 – $10,000+ (e.g., Rokoko Smartsuit, Perception Neuron) </text:p>
        </text:list-item>
        <text:list-item>
          <text:p text:style-name="P32"><text:span text:style-name="Strong_20_Emphasis">High-End Professional Systems</text:span>: $30,000 – $100,000+ (e.g., Vicon, OptiTrack) </text:p>
        </text:list-item>
      </text:list>
      <text:p text:style-name="Text_20_body">For <text:span text:style-name="Strong_20_Emphasis">indie developers or small studios</text:span>, motion capture suits like <text:span text:style-name="Strong_20_Emphasis">Rokoko Smartsuit Pro</text:span> or <text:span text:style-name="Strong_20_Emphasis">Perception Neuron</text:span> offer relatively affordable options with reasonable accuracy. However, for large-scale production, a more expensive setup like <text:span text:style-name="Strong_20_Emphasis">Vicon</text:span> or <text:span text:style-name="Strong_20_Emphasis">OptiTrack</text:span> might be necessary.</text:p>
      <text:p text:style-name="Text_20_body">If you're just starting out or want a budget option, you could explore using <text:span text:style-name="Strong_20_Emphasis">Kinect</text:span> with free or low-cost software for basic motion capture or use a <text:span text:style-name="Strong_20_Emphasis">Rokoko Smartsuit Pro</text:span> for higher-quality mocap without breaking the bank.</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M37S</meta:editing-duration>
    <meta:editing-cycles>6</meta:editing-cycles>
    <meta:generator>OpenOffice/4.1.15$Win32 OpenOffice.org_project/4115m2$Build-9813</meta:generator>
    <dc:date>2025-02-21T18:45:03.87</dc:date>
    <meta:document-statistic meta:table-count="0" meta:image-count="0" meta:object-count="0" meta:page-count="8" meta:paragraph-count="211" meta:word-count="2780" meta:character-count="17674"/>
    <meta:user-defined meta:name="Info 1"/>
    <meta:user-defined meta:name="Info 2"/>
    <meta:user-defined meta:name="Info 3"/>
    <meta:user-defined meta:name="Info 4"/>
  </office:meta>
</office:document-meta>
</file>